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9.433cm" fo:margin-left="0cm" fo:margin-right="-0.012cm" table:align="margins"/>
    </style:style>
    <style:style style:name="Таблица2.A" style:family="table-column">
      <style:table-column-properties style:column-width="1.933cm" style:rel-column-width="6522*"/>
    </style:style>
    <style:style style:name="Таблица2.B" style:family="table-column">
      <style:table-column-properties style:column-width="17.5cm" style:rel-column-width="5901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6.165cm" fo:margin-left="1.916cm" fo:margin-right="11.34cm" table:align="margins"/>
    </style:style>
    <style:style style:name="Таблица1.A" style:family="table-column">
      <style:table-column-properties style:column-width="2.522cm" style:rel-column-width="26814*"/>
    </style:style>
    <style:style style:name="Таблица1.B" style:family="table-column">
      <style:table-column-properties style:column-width="3.642cm" style:rel-column-width="387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ff00"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text-properties fo:color="#000000"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000000"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color="#ff6633"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list-style-name="L1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Liberation Serif" fo:font-size="12pt" fo:language="ru" fo:country="RU" style:font-size-asian="12pt" style:font-size-complex="12pt"/>
    </style:style>
    <style:style style:name="P14" style:family="paragraph" style:parent-style-name="Standard" style:list-style-name="L1">
      <style:text-properties style:font-name="Liberation Serif"/>
    </style:style>
    <style:style style:name="P15" style:family="paragraph" style:parent-style-name="Table_20_Contents">
      <style:text-properties style:font-name="Liberation Serif" fo:font-size="12pt" fo:language="ru" fo:country="RU" style:font-size-asian="12pt" style:font-size-complex="12pt"/>
    </style:style>
    <style:style style:name="P16" style:family="paragraph" style:parent-style-name="Table_20_Contents"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text-properties style:font-name="Liberation Serif" fo:font-size="10pt" fo:language="en" fo:country="US" style:font-size-asian="10pt" style:font-size-complex="10pt"/>
    </style:style>
    <style:style style:name="P18" style:family="paragraph" style:parent-style-name="Table_20_Contents">
      <style:text-properties style:font-name="Liberation Serif" fo:font-size="10pt" style:font-size-asian="10pt" style:font-size-complex="10pt"/>
    </style:style>
    <style:style style:name="P19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cccccc"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color="#ffd320" style:font-name="Liberation Serif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800080" style:font-name="Liberation Serif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ff0000" style:font-name="Liberation Serif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color="#b82236" style:font-name="Liberation Serif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color="#008000"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80"/>
    </style:style>
    <style:style style:name="T2" style:family="text">
      <style:text-properties fo:color="#800080"/>
    </style:style>
    <style:style style:name="T3" style:family="text">
      <style:text-properties fo:color="#800080" style:font-name="Calibri"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color="#800080"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color="#6666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8" style:family="text">
      <style:text-properties fo:color="#666600" fo:font-size="12pt" fo:language="ru" fo:country="RU" fo:font-weight="bold" style:font-size-asian="12pt" style:font-weight-asian="bold" style:font-size-complex="12pt" style:font-weight-complex="bold"/>
    </style:style>
    <style:style style:name="T9" style:family="text">
      <style:text-properties fo:color="#6633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color="#663300"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color="#663300"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663300"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language="ru" fo:country="RU" fo:font-weight="normal" style:font-weight-asian="normal" style:font-weight-complex="normal"/>
    </style:style>
    <style:style style:name="T14" style:family="text">
      <style:text-properties fo:color="#000000" fo:language="ru" fo:country="RU" fo:font-weight="bold" style:font-weight-asian="bold" style:font-weight-complex="bold"/>
    </style:style>
    <style:style style:name="T15" style:family="text">
      <style:text-properties fo:color="#000000" fo:language="en" fo:country="US" fo:font-weight="normal" style:font-weight-asian="normal" style:font-weight-complex="normal"/>
    </style:style>
    <style:style style:name="T16" style:family="text">
      <style:text-properties fo:color="#000000"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T19" style:family="text">
      <style:text-properties fo:color="#000000" style:font-name="Calibri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T23" style:family="text">
      <style:text-properties fo:color="#000000" fo:font-size="12pt" fo:language="ru" fo:country="RU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26" style:family="text">
      <style:text-properties fo:color="#dc2300" fo:language="ru" fo:country="RU" fo:font-weight="bold" style:font-weight-asian="bold" style:font-weight-complex="bold"/>
    </style:style>
    <style:style style:name="T27" style:family="text">
      <style:text-properties fo:color="#dc23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28" style:family="text">
      <style:text-properties fo:color="#dc2300" fo:font-size="12pt" fo:language="ru" fo:country="RU" fo:font-weight="bold" style:font-size-asian="12pt" style:font-weight-asian="bold" style:font-size-complex="12pt" style:font-weight-complex="bold"/>
    </style:style>
    <style:style style:name="T29" style:family="text">
      <style:text-properties fo:color="#0000ff" fo:language="ru" fo:country="RU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Calibri" fo:font-size="12pt" fo:language="ru" fo:country="RU" fo:font-weight="normal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T32" style:family="text">
      <style:text-properties fo:color="#cccccc" fo:language="ru" fo:country="RU" fo:font-weight="bold" style:font-weight-asian="bold" style:font-weight-complex="bold"/>
    </style:style>
    <style:style style:name="T33" style:family="text">
      <style:text-properties fo:color="#cccccc" style:font-name="Calibri" fo:font-size="12pt" fo:language="ru" fo:country="RU" fo:font-weight="bold" style:font-size-asian="12pt" style:font-weight-asian="bold" style:font-size-complex="12pt" style:font-weight-complex="bold"/>
    </style:style>
    <style:style style:name="T34" style:family="text">
      <style:text-properties fo:color="#cccccc" fo:font-weight="bold" style:font-weight-asian="bold" style:font-weight-complex="bold"/>
    </style:style>
    <style:style style:name="T35" style:family="text">
      <style:text-properties fo:color="#cccccc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cccccc" fo:font-size="12pt" fo:language="ru" fo:country="RU" fo:font-weight="bold" style:font-size-asian="12pt" style:font-weight-asian="bold" style:font-size-complex="12pt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ffff00" fo:language="ru" fo:country="RU" fo:font-weight="bold" style:font-weight-asian="bold" style:font-weight-complex="bold"/>
    </style:style>
    <style:style style:name="T39" style:family="text">
      <style:text-properties fo:color="#ffff00" fo:font-weight="bold" style:font-weight-asian="bold" style:font-weight-complex="bold"/>
    </style:style>
    <style:style style:name="T40" style:family="text">
      <style:text-properties fo:color="#ffff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41" style:family="text">
      <style:text-properties fo:color="#ffff00" fo:font-size="12pt" fo:language="ru" fo:country="RU" fo:font-weight="bold" style:font-size-asian="12pt" style:font-weight-asian="bold" style:font-size-complex="12pt" style:font-weight-complex="bold"/>
    </style:style>
    <style:style style:name="T42" style:family="text">
      <style:text-properties fo:color="#ffcc99" fo:language="ru" fo:country="RU" fo:font-weight="bold" style:font-weight-asian="bold" style:font-weight-complex="bold"/>
    </style:style>
    <style:style style:name="T43" style:family="text">
      <style:text-properties fo:color="#7e0021" fo:font-weight="bold" style:font-weight-asian="bold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color="#ff6633" fo:font-weight="bold" style:font-weight-asian="bold" style:font-weight-complex="bold"/>
    </style:style>
    <style:style style:name="T46" style:family="text">
      <style:text-properties fo:color="#ff0000" style:font-name="Calibri" fo:font-size="12pt" fo:language="ru" fo:country="RU" fo:font-weight="bold" style:font-size-asian="12pt" style:font-weight-asian="bold" style:font-size-complex="12pt" style:font-weight-complex="bold"/>
    </style:style>
    <style:style style:name="T47" style:family="text">
      <style:text-properties fo:color="#ff0000" fo:font-size="12pt" fo:language="ru" fo:country="RU" fo:font-weight="bold" style:font-size-asian="12pt" style:font-weight-asian="bold" style:font-size-complex="12pt" style:font-weight-complex="bold"/>
    </style:style>
    <style:style style:name="T4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ачественные реакции</text:p>
      <text:p text:style-name="P7"><text:span text:style-name="T37">Качественные реакции</text:span> — реакции, за ходом которых можно следить визуально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Цвет</text:p>
          </table:table-cell>
          <table:table-cell table:style-name="Таблица2.B1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0">Белый</text:p>
          </table:table-cell>
          <table:table-cell table:style-name="Таблица2.B2" office:value-type="string">
            <text:p text:style-name="P7"><text:span text:style-name="T6"><draw:frame draw:style-name="fr1" draw:name="Объект49" text:anchor-type="as-char" svg:width="2.066cm" svg:height="0.531cm" draw:z-index="5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"><draw:frame draw:style-name="fr1" draw:name="Объект50" text:anchor-type="as-char" svg:width="2.168cm" svg:height="0.531cm" draw:z-index="6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3"><draw:frame draw:style-name="fr1" draw:name="Объект51" text:anchor-type="as-char" svg:width="2.066cm" svg:height="0.531cm" draw:z-index="14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3"><draw:frame draw:style-name="fr1" draw:name="Объект52" text:anchor-type="as-char" svg:width="2.073cm" svg:height="0.531cm" draw:z-index="16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13"><draw:frame draw:style-name="fr1" draw:name="Объект53" text:anchor-type="as-char" svg:width="1.115cm" svg:height="0.467cm" draw:z-index="1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/text:p>
            <text:p text:style-name="P7"><text:span text:style-name="T13"><draw:frame draw:style-name="fr1" draw:name="Объект54" text:anchor-type="as-char" svg:width="1.376cm" svg:height="0.531cm" draw:z-index="1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13">- яркий+много <text:s text:c="2"/></text:span><text:span text:style-name="T13"><draw:frame draw:style-name="fr1" draw:name="Объект55" text:anchor-type="as-char" svg:width="1.577cm" svg:height="0.531cm" draw:z-index="1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3">- студинистый</text:span></text:p>
          </table:table-cell>
        </table:table-row>
        <table:table-row>
          <table:table-cell table:style-name="Таблица2.A2" office:value-type="string">
            <text:p text:style-name="P21">Черный</text:p>
          </table:table-cell>
          <table:table-cell table:style-name="Таблица2.B2" office:value-type="string">
            <text:p text:style-name="P16"><draw:frame draw:style-name="fr1" draw:name="Объект56" text:anchor-type="as-char" svg:width="5.574cm" svg:height="0.531cm" draw:z-index="21"><draw:object xlink:href="./Object 56" xlink:type="simple" xlink:show="embed" xlink:actuate="onLoad"/><draw:image xlink:href="./ObjectReplacements/Object 56" xlink:type="simple" xlink:show="embed" xlink:actuate="onLoad"/><svg:desc>формула</svg:desc></draw:frame><draw:frame draw:style-name="fr1" draw:name="Объект57" text:anchor-type="as-char" svg:width="3.129cm" svg:height="0.531cm" draw:z-index="4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">Желтый</text:p>
          </table:table-cell>
          <table:table-cell table:style-name="Таблица2.B2" office:value-type="string">
            <text:list xml:id="list4220832846" text:style-name="L1">
              <text:list-item>
                <text:list>
                  <text:list-item>
                    <text:p text:style-name="P8"><text:span text:style-name="T13"><draw:frame draw:style-name="fr1" draw:name="Объект58" text:anchor-type="as-char" svg:width="1.667cm" svg:height="0.531cm" draw:z-index="49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13"><draw:frame draw:style-name="fr1" draw:name="Объект59" text:anchor-type="as-char" svg:width="0.984cm" svg:height="0.467cm" draw:z-index="50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13"><draw:frame draw:style-name="fr1" draw:name="Объект60" text:anchor-type="as-char" svg:width="0.855cm" svg:height="0.467cm" draw:z-index="51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13"><draw:frame draw:style-name="fr1" draw:name="Объект61" text:anchor-type="as-char" svg:width="1.667cm" svg:height="0.531cm" draw:z-index="52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13"><draw:frame draw:style-name="fr1" draw:name="Объект62" text:anchor-type="as-char" svg:width="1.346cm" svg:height="0.591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/text:p>
                  </text:list-item>
                </text:list>
              </text:list-item>
            </text:list>
          </table:table-cell>
        </table:table-row>
      </table:table>
      <text:list xml:id="list201046676315839" text:continue-numbering="true" text:style-name="L1">
        <text:list-item>
          <text:p text:style-name="P10">Обнаружение катионов</text:p>
          <text:list>
            <text:list-item>
              <text:p text:style-name="P11"><draw:frame draw:style-name="fr1" draw:name="Объект41" text:anchor-type="as-char" svg:width="0.783cm" svg:height="0.467cm" draw:z-index="20"><draw:object xlink:href="./Object 41" xlink:type="simple" xlink:show="embed" xlink:actuate="onLoad"/><draw:image xlink:href="./ObjectReplacements/Object 41" xlink:type="simple" xlink:show="embed" xlink:actuate="onLoad"/><svg:desc>формула</svg:desc></draw:frame>- <text:span text:style-name="T44">Индикаторы</text:span></text:p>
            </text:list-item>
            <text:list-item>
              <text:p text:style-name="P9">Катионы активных металлов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Me</text:p>
          </table:table-cell>
          <table:table-cell table:style-name="Таблица1.B1" office:value-type="string">
            <text:p text:style-name="P18">Окрашивает пламя в 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1" text:anchor-type="as-char" svg:width="0.933cm" svg:height="0.467cm" draw:z-index="5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22">Желтый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2" text:anchor-type="as-char" svg:width="0.75cm" svg:height="0.467cm" draw:z-index="5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3">Фиолетовый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3" text:anchor-type="as-char" svg:width="0.796cm" svg:height="0.467cm" draw:z-index="5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24">Красный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4" text:anchor-type="as-char" svg:width="0.898cm" svg:height="0.467cm" draw:z-index="56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B2" office:value-type="string">
            <text:p text:style-name="P19"><text:span text:style-name="T1">Синий</text:span>, <text:span text:style-name="T2">фиолетовый</text:span>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5" text:anchor-type="as-char" svg:width="1.088cm" svg:height="0.527cm" draw:z-index="5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B2" office:value-type="string">
            <text:p text:style-name="P25">Кирпично-красный</text:p>
          </table:table-cell>
        </table:table-row>
        <table:table-row>
          <table:table-cell table:style-name="Таблица1.A2" office:value-type="string">
            <text:p text:style-name="P18"><draw:frame draw:style-name="fr1" draw:name="Объект6" text:anchor-type="as-char" svg:width="1.083cm" svg:height="0.527cm" draw:z-index="5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B2" office:value-type="string">
            <text:p text:style-name="P26">Зеленый</text:p>
          </table:table-cell>
        </table:table-row>
      </table:table>
      <text:list xml:id="list201047486489007" text:continue-numbering="true" text:style-name="L1">
        <text:list-item>
          <text:list>
            <text:list-header>
              <text:p text:style-name="P12"><draw:frame draw:style-name="fr1" draw:name="Объект7" text:anchor-type="as-char" svg:width="2.422cm" svg:height="0.591cm" draw:z-index="59"><draw:object xlink:href="./Object 7" xlink:type="simple" xlink:show="embed" xlink:actuate="onLoad"/><draw:image xlink:href="./ObjectReplacements/Object 7" xlink:type="simple" xlink:show="embed" xlink:actuate="onLoad"/><svg:desc>формула</svg:desc></draw:frame>И<draw:frame draw:style-name="fr1" draw:name="Объект8" text:anchor-type="as-char" svg:width="2.524cm" svg:height="0.591cm" draw:z-index="6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5">- </text:span>появление <text:span text:style-name="T34">белого</text:span> осадка</text:p>
            </text:list-header>
            <text:list-item>
              <text:p text:style-name="P12">Металлы, у которых есть амфотерные оскиды и гидроксиды, обнаруживают щелочью по появлению осадка.</text:p>
              <text:p text:style-name="P14"><text:span text:style-name="T48"><draw:frame draw:style-name="fr1" draw:name="Объект10" text:anchor-type="as-char" svg:width="4.808cm" svg:height="0.59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9">- </text:span><text:span text:style-name="T8">грязно-зеленый</text:span><text:span text:style-name="T48"> (в чистом виде — </text:span><text:span text:style-name="T36">белый</text:span><text:span text:style-name="T48">) </text:span><text:span text:style-name="T22">осадок</text:span></text:p>
              <text:p text:style-name="P14"><text:span text:style-name="T48"><draw:frame draw:style-name="fr1" draw:name="Объект11" text:anchor-type="as-char" svg:width="4.8cm" svg:height="0.591cm" draw:z-index="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9">- </text:span><text:span text:style-name="T11">коричневый </text:span><text:span text:style-name="T22">осадок</text:span></text:p>
              <text:p text:style-name="P9"><text:span text:style-name="T26"><draw:frame draw:style-name="fr1" draw:name="Объект13" text:anchor-type="as-char" svg:width="4.838cm" svg:height="0.591cm" draw:z-index="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5">- </text:span><text:span text:style-name="T29">синий студинистый</text:span><text:span text:style-name="T13"> осадок</text:span></text:p>
            </text:list-item>
            <text:list-item>
              <text:p text:style-name="P9"><text:span text:style-name="T13"><draw:frame draw:style-name="fr1" draw:name="Объект14" text:anchor-type="as-char" svg:width="7.922cm" svg:height="0.59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- </text:span><text:span text:style-name="T14">черный</text:span><text:span text:style-name="T13"> осадок</text:span></text:p>
            </text:list-item>
            <text:list-item>
              <text:p text:style-name="P9"><text:span text:style-name="T13"><draw:frame draw:style-name="fr1" draw:name="Объект15" text:anchor-type="as-char" svg:width="3.702cm" svg:height="0.527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- </text:span><text:span text:style-name="T32">белый</text:span><text:span text:style-name="T13"> осадок</text:span></text:p>
              <text:p text:style-name="P14"><text:span text:style-name="T22"><draw:frame draw:style-name="fr1" draw:name="Объект16" text:anchor-type="as-char" svg:width="4.572cm" svg:height="0.591cm" draw:z-index="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4">- </text:span><text:span text:style-name="T36">белый</text:span><text:span text:style-name="T22"> осадок </text:span><text:span text:style-name="T24">(</text:span><text:span text:style-name="T22">яркий и много)</text:span></text:p>
              <text:p text:style-name="P14"><text:span text:style-name="T11"><draw:frame draw:style-name="fr1" draw:name="Объект12" text:anchor-type="as-char" svg:width="4.538cm" svg:height="0.543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2">- </text:span><text:span text:style-name="T28">кроваво-красный </text:span><text:span text:style-name="T22">осадок</text:span></text:p>
              <text:p text:style-name="P14"><text:span text:style-name="T22"><draw:frame draw:style-name="fr1" draw:name="Объект42" text:anchor-type="as-char" svg:width="1.192cm" svg:height="0.531cm" draw:z-index="8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4">- </text:span><text:span text:style-name="T47">красный</text:span></text:p>
              <text:p text:style-name="P14"><text:span text:style-name="T22"><draw:frame draw:style-name="fr1" draw:name="Объект43" text:anchor-type="as-char" svg:width="1.057cm" svg:height="0.467cm" draw:z-index="9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2">- </text:span><text:span text:style-name="T23">черный</text:span></text:p>
              <text:p text:style-name="P14"><text:span text:style-name="T22"><draw:frame draw:style-name="fr1" draw:name="Объект44" text:anchor-type="as-char" svg:width="1.293cm" svg:height="0.531cm" draw:z-index="10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4">-</text:span><text:span text:style-name="T25"> </text:span><text:span text:style-name="T23">черный</text:span></text:p>
              <text:p text:style-name="P14"><text:span text:style-name="T22"><draw:frame draw:style-name="fr1" draw:name="Объект45" text:anchor-type="as-char" svg:width="1.667cm" svg:height="0.531cm" draw:z-index="11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4">- </text:span><text:span text:style-name="T41">желтый</text:span><text:span text:style-name="T22"> осадок</text:span></text:p>
              <text:p text:style-name="P14"><text:span text:style-name="T22"><draw:frame draw:style-name="fr1" draw:name="Объект46" text:anchor-type="as-char" svg:width="0.984cm" svg:height="0.467cm" draw:z-index="1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4">- </text:span><text:span text:style-name="T41">желтый</text:span><text:span text:style-name="T22"> осадок</text:span></text:p>
              <text:p text:style-name="P14"><text:span text:style-name="T22"><draw:frame draw:style-name="fr1" draw:name="Объект9" text:anchor-type="as-char" svg:width="2.053cm" svg:height="0.531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4">- </text:span><text:span text:style-name="T4">фиолетовый</text:span><text:span text:style-name="T22"> осадок</text:span></text:p>
            </text:list-item>
          </text:list>
        </text:list-item>
        <text:list-item>
          <text:p text:style-name="P2">Обнаружение анионов</text:p>
        </text:list-item>
      </text:list>
      <text:section text:style-name="Sect1" text:name="Раздел1">
        <text:list xml:id="list201045771983393" text:continue-numbering="true" text:style-name="L1">
          <text:list-item>
            <text:list>
              <text:list-item>
                <text:p text:style-name="P9"><text:span text:style-name="T13"><draw:frame draw:style-name="fr1" draw:name="Объект17" text:anchor-type="as-char" svg:width="1.08cm" svg:height="0.527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- </text:span><text:span text:style-name="T13">индикаторы</text:span></text:p>
              </text:list-item>
              <text:list-item>
                <text:p text:style-name="P4"><draw:frame draw:style-name="fr1" draw:name="Объект18" text:anchor-type="as-char" svg:width="0.843cm" svg:height="0.527cm" draw:z-index="23"><draw:object xlink:href="./Object 18" xlink:type="simple" xlink:show="embed" xlink:actuate="onLoad"/><draw:image xlink:href="./ObjectReplacements/Object 18" xlink:type="simple" xlink:show="embed" xlink:actuate="onLoad"/></draw:frame></text:p>
                <text:p text:style-name="P9"><text:span text:style-name="T13"><draw:frame draw:style-name="fr1" draw:name="Объект19" text:anchor-type="as-char" svg:width="1.376cm" svg:height="0.467cm" draw:z-index="24"><draw:object xlink:href="./Object 19" xlink:type="simple" xlink:show="embed" xlink:actuate="onLoad"/><draw:image xlink:href="./ObjectReplacements/Object 19" xlink:type="simple" xlink:show="embed" xlink:actuate="onLoad"/></draw:frame></text:span><text:span text:style-name="T15">- </text:span><text:span text:style-name="T32">белый</text:span><text:span text:style-name="T13"> </text:span></text:p>
              </text:list-item>
              <text:list-item>
                <text:p text:style-name="P9"><text:span text:style-name="T13"><draw:frame draw:style-name="fr1" draw:name="Объект20" text:anchor-type="as-char" svg:width="1.138cm" svg:height="0.467cm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15">- </text:span><text:span text:style-name="T38">желтый</text:span></text:p>
                <text:p text:style-name="P9"><text:span text:style-name="T13"><draw:frame draw:style-name="fr1" draw:name="Объект21" text:anchor-type="as-char" svg:width="1.395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- </text:span><text:span text:style-name="T42">кремовый</text:span></text:p>
              </text:list-item>
              <text:list-item>
                <text:p text:style-name="P9"><text:span text:style-name="T13"><draw:frame draw:style-name="fr1" draw:name="Объект22" text:anchor-type="as-char" svg:width="0.843cm" svg:height="0.527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- </text:span><text:span text:style-name="T13">запах </text:span><text:span text:style-name="T13"><draw:frame draw:style-name="fr1" draw:name="Объект23" text:anchor-type="as-char" svg:width="1.005cm" svg:height="0.531cm" draw:z-index="28"><draw:object xlink:href="./Object 23" xlink:type="simple" xlink:show="embed" xlink:actuate="onLoad"/><draw:image xlink:href="./ObjectReplacements/Object 23" xlink:type="simple" xlink:show="embed" xlink:actuate="onLoad"/></draw:frame></text:span></text:p>
                <text:p text:style-name="P13"><text:span text:style-name="T20"><text:s/></text:span><text:span text:style-name="T20"><draw:frame draw:style-name="fr1" draw:name="Объект24" text:anchor-type="as-char" svg:width="1.625cm" svg:height="1.66cm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20">- </text:span><text:span text:style-name="T21">черные</text:span><text:span text:style-name="T20"> нерастворимые в воде</text:span></text:p>
              </text:list-item>
              <text:list-item>
                <text:p text:style-name="P13"><text:span text:style-name="T20"><draw:frame draw:style-name="fr1" draw:name="Объект25" text:anchor-type="as-char" svg:width="1.129cm" svg:height="0.591cm" draw:z-index="30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- </text:span><text:span text:style-name="T20">появление и разложение </text:span><text:span text:style-name="T20"><draw:frame draw:style-name="fr1" draw:name="Объект26" text:anchor-type="as-char" svg:width="0.885cm" svg:height="0.531cm" draw:z-index="31"><draw:object xlink:href="./Object 26" xlink:type="simple" xlink:show="embed" xlink:actuate="onLoad"/><draw:image xlink:href="./ObjectReplacements/Object 26" xlink:type="simple" xlink:show="embed" xlink:actuate="onLoad"/></draw:frame></text:span></text:p>
                <text:p text:style-name="P13"><text:span text:style-name="T20"><draw:frame draw:style-name="fr1" draw:name="Объект27" text:anchor-type="as-char" svg:width="0.891cm" svg:height="0.531cm" draw:z-index="32"><draw:object xlink:href="./Object 27" xlink:type="simple" xlink:show="embed" xlink:actuate="onLoad"/><draw:image xlink:href="./ObjectReplacements/Object 27" xlink:type="simple" xlink:show="embed" xlink:actuate="onLoad"/></draw:frame></text:span><text:span text:style-name="T20">- запах горелой спички</text:span></text:p>
              </text:list-item>
              <text:list-item>
                <text:p text:style-name="P13"><text:span text:style-name="T20"><draw:frame draw:style-name="fr1" draw:name="Объект28" text:anchor-type="as-char" svg:width="2.889cm" svg:height="0.59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- </text:span><text:span text:style-name="T34">белый</text:span><text:span text:style-name="T20"> осадок</text:span></text:p>
              </text:list-item>
              <text:list-item>
                <text:p text:style-name="P13"><text:span text:style-name="T20"><draw:frame draw:style-name="fr1" draw:name="Объект29" text:anchor-type="as-char" svg:width="1.053cm" svg:height="0.591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- </text:span><text:span text:style-name="T20">в твердую соль добавляем</text:span><text:span text:style-name="T15"><draw:frame draw:style-name="fr1" draw:name="Объект30" text:anchor-type="as-char" svg:width="0.693cm" svg:height="0.46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и концентрированную</text:span><text:span text:style-name="T15"><draw:frame draw:style-name="fr1" draw:name="Объект31" text:anchor-type="as-char" svg:width="1.274cm" svg:height="0.529cm" draw:z-index="36"><draw:object xlink:href="./Object 31" xlink:type="simple" xlink:show="embed" xlink:actuate="onLoad"/><draw:image xlink:href="./ObjectReplacements/Object 31" xlink:type="simple" xlink:show="embed" xlink:actuate="onLoad"/></draw:frame></text:span></text:p>
                <text:p text:style-name="P13"><text:span text:style-name="T15">---&gt; </text:span><text:span text:style-name="T15"><draw:frame draw:style-name="fr1" draw:name="Объект32" text:anchor-type="as-char" svg:width="0.977cm" svg:height="0.531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15">- </text:span><text:span text:style-name="T43">бурый</text:span><text:span text:style-name="T20"> газ</text:span></text:p>
              </text:list-item>
            </text:list>
          </text:list-item>
        </text:list>
        <text:p text:style-name="P3"/>
        <text:p text:style-name="P3"/>
        <text:p text:style-name="P3"/>
        <text:p text:style-name="P3"/>
        <text:list xml:id="list201045852584754" text:continue-numbering="true" text:style-name="L1">
          <text:list-item>
            <text:list>
              <text:list-item>
                <text:p text:style-name="P4"><draw:frame draw:style-name="fr1" draw:name="Объект33" text:anchor-type="as-char" svg:width="1.184cm" svg:height="0.591cm" draw:z-index="38"><draw:object xlink:href="./Object 33" xlink:type="simple" xlink:show="embed" xlink:actuate="onLoad"/><draw:image xlink:href="./ObjectReplacements/Object 33" xlink:type="simple" xlink:show="embed" xlink:actuate="onLoad"/></draw:frame></text:p>
                <text:list>
                  <text:list-header>
                    <text:p text:style-name="P13"><text:span text:style-name="T20"><draw:frame draw:style-name="fr1" draw:name="Объект34" text:anchor-type="as-char" svg:width="1.667cm" svg:height="0.531cm" draw:z-index="39"><draw:object xlink:href="./Object 34" xlink:type="simple" xlink:show="embed" xlink:actuate="onLoad"/><draw:image xlink:href="./ObjectReplacements/Object 34" xlink:type="simple" xlink:show="embed" xlink:actuate="onLoad"/></draw:frame></text:span><text:span text:style-name="T15">- </text:span><text:span text:style-name="T39">желтый</text:span></text:p>
                    <text:p text:style-name="P9"><text:span text:style-name="T13"><draw:frame draw:style-name="fr1" draw:name="Объект35" text:anchor-type="as-char" svg:width="2.066cm" svg:height="0.531cm" draw:z-index="40"><draw:object xlink:href="./Object 35" xlink:type="simple" xlink:show="embed" xlink:actuate="onLoad"/><draw:image xlink:href="./ObjectReplacements/Object 35" xlink:type="simple" xlink:show="embed" xlink:actuate="onLoad"/></draw:frame></text:span><text:span text:style-name="T13">- </text:span><text:span text:style-name="T32">белый</text:span></text:p>
                    <text:p text:style-name="P13"><text:span text:style-name="T20"><draw:frame draw:style-name="fr1" draw:name="Объект36" text:anchor-type="as-char" svg:width="2.073cm" svg:height="0.531cm" draw:z-index="41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- </text:span><text:span text:style-name="T34">белый</text:span></text:p>
                  </text:list-header>
                </text:list>
              </text:list-item>
              <text:list-item>
                <text:p text:style-name="P13"><text:span text:style-name="T20"><draw:frame draw:style-name="fr1" draw:name="Объект37" text:anchor-type="as-char" svg:width="1.182cm" svg:height="0.591cm" draw:z-index="42"><draw:object xlink:href="./Object 37" xlink:type="simple" xlink:show="embed" xlink:actuate="onLoad"/><draw:image xlink:href="./ObjectReplacements/Object 37" xlink:type="simple" xlink:show="embed" xlink:actuate="onLoad"/></draw:frame></text:span><text:span text:style-name="T15">- </text:span><text:span text:style-name="T20">газ</text:span><text:span text:style-name="T20"><draw:frame draw:style-name="fr1" draw:name="Объект38" text:anchor-type="as-char" svg:width="0.944cm" svg:height="0.531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20">или осадок в карбонатах</text:span></text:p>
              </text:list-item>
              <text:list-item>
                <text:p text:style-name="P4"><draw:frame draw:style-name="fr1" draw:name="Объект39" text:anchor-type="as-char" svg:width="1.247cm" svg:height="0.591cm" draw:z-index="44"><draw:object xlink:href="./Object 39" xlink:type="simple" xlink:show="embed" xlink:actuate="onLoad"/><draw:image xlink:href="./ObjectReplacements/Object 39" xlink:type="simple" xlink:show="embed" xlink:actuate="onLoad"/></draw:frame></text:p>
                <text:p text:style-name="P13"><text:span text:style-name="T20"><draw:frame draw:style-name="fr1" draw:name="Объект40" text:anchor-type="as-char" svg:width="1.577cm" svg:height="0.531cm" draw:z-index="45"><draw:object xlink:href="./Object 40" xlink:type="simple" xlink:show="embed" xlink:actuate="onLoad"/><draw:image xlink:href="./ObjectReplacements/Object 40" xlink:type="simple" xlink:show="embed" xlink:actuate="onLoad"/></draw:frame></text:span><text:span text:style-name="T15">- </text:span><text:span text:style-name="T35">белый студинистый</text:span><text:span text:style-name="T20"> осадок</text:span></text:p>
              </text:list-item>
              <text:list-item>
                <text:p text:style-name="P13"><text:span text:style-name="T20"><draw:frame draw:style-name="fr1" draw:name="Объект47" text:anchor-type="as-char" svg:width="1.346cm" svg:height="0.591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- </text:span><text:span text:style-name="T39">желтый</text:span></text:p>
                <text:p text:style-name="P13"><text:span text:style-name="T20"><draw:frame draw:style-name="fr1" draw:name="Объект48" text:anchor-type="as-char" svg:width="1.55cm" svg:height="0.591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20">- </text:span><text:span text:style-name="T45">оранжевый</text:span></text:p>
                <text:p text:style-name="P5"/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7cm" fo:margin-bottom="0.385cm" fo:margin-left="0.767cm" fo:margin-right="0.8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8:59:05.64</meta:creation-date>
    <dc:date>2018-12-18T20:10:45.460854400</dc:date>
    <meta:editing-duration>PT1H13M43S</meta:editing-duration>
    <meta:editing-cycles>4</meta:editing-cycles>
    <meta:generator>LibreOffice/6.0.6.2$Linux_X86_64 LibreOffice_project/00m0$Build-2</meta:generator>
    <meta:document-statistic meta:table-count="2" meta:image-count="0" meta:object-count="62" meta:page-count="1" meta:paragraph-count="64" meta:word-count="175" meta:character-count="1008" meta:non-whitespace-character-count="896"/>
  </office:meta>
</office:document-meta>
</file>

<file path=Object 1/content.xml><?xml version="1.0" encoding="utf-8"?>
<math xmlns="http://www.w3.org/1998/Math/MathML">
  <semantics>
    <msup>
      <mi mathvariant="italic">Na</mi>
      <mrow>
        <mo stretchy="false">+</mo>
        <mi/>
      </mrow>
    </msup>
    <annotation encoding="StarMath 5.0">Na^+`</annotation>
  </semantics>
</math>
</file>

<file path=Object 10/content.xml><?xml version="1.0" encoding="utf-8"?>
<math xmlns="http://www.w3.org/1998/Math/MathML">
  <semantics>
    <mrow>
      <mrow>
        <msup>
          <mi mathvariant="italic">Fe</mi>
          <mrow>
            <mn>2</mn>
            <mo stretchy="false">+</mo>
            <mi/>
          </mrow>
        </msup>
        <mo stretchy="false">+</mo>
        <mi mathvariant="italic">щелочь</mi>
      </mrow>
      <mo stretchy="false">→</mo>
      <mi mathvariant="italic">Fe</mi>
      <msub>
        <mrow>
          <mo stretchy="false">(</mo>
          <mi mathvariant="italic">OH</mi>
          <mo stretchy="false">)</mo>
        </mrow>
        <mn>2</mn>
      </msub>
    </mrow>
    <annotation encoding="StarMath 5.0">Fe^{2+`} + щелочь rightarrow Fe(OH)_2</annotation>
  </semantics>
</math>
</file>

<file path=Object 11/content.xml><?xml version="1.0" encoding="utf-8"?>
<math xmlns="http://www.w3.org/1998/Math/MathML">
  <semantics>
    <mrow>
      <mrow>
        <msup>
          <mi mathvariant="italic">Fe</mi>
          <mrow>
            <mn>3</mn>
            <mo stretchy="false">+</mo>
            <mi/>
          </mrow>
        </msup>
        <mo stretchy="false">+</mo>
        <mi mathvariant="italic">щелочь</mi>
      </mrow>
      <mo stretchy="false">→</mo>
      <mi mathvariant="italic">Fe</mi>
      <msub>
        <mrow>
          <mo stretchy="false">(</mo>
          <mi mathvariant="italic">OH</mi>
          <mo stretchy="false">)</mo>
        </mrow>
        <mn>3</mn>
      </msub>
    </mrow>
    <annotation encoding="StarMath 5.0">Fe^{3+`} + щелочь rightarrow Fe(OH)_3</annotation>
  </semantics>
</math>
</file>

<file path=Object 12/content.xml><?xml version="1.0" encoding="utf-8"?>
<math xmlns="http://www.w3.org/1998/Math/MathML">
  <semantics>
    <mrow>
      <mrow>
        <msup>
          <mi mathvariant="italic">Fe</mi>
          <mrow>
            <mn>3</mn>
            <mo stretchy="false">+</mo>
            <mi/>
          </mrow>
        </msup>
        <mo stretchy="false">+</mo>
        <mi mathvariant="italic">KCNS</mi>
      </mrow>
      <mi/>
      <mrow>
        <mo stretchy="false">(</mo>
        <mi mathvariant="italic">родонид</mi>
        <mo stretchy="false">)</mo>
      </mrow>
    </mrow>
    <annotation encoding="StarMath 5.0">Fe^{3+`} + KCNS `(родонид)</annotation>
  </semantics>
</math>
</file>

<file path=Object 13/content.xml><?xml version="1.0" encoding="utf-8"?>
<math xmlns="http://www.w3.org/1998/Math/MathML">
  <semantics>
    <mrow>
      <mrow>
        <msup>
          <mi mathvariant="italic">Cu</mi>
          <mrow>
            <mn>2</mn>
            <mo stretchy="false">+</mo>
            <mi/>
          </mrow>
        </msup>
        <mo stretchy="false">+</mo>
        <mi mathvariant="italic">щелочь</mi>
      </mrow>
      <mo stretchy="false">→</mo>
      <mi mathvariant="italic">Cu</mi>
      <msub>
        <mrow>
          <mo stretchy="false">(</mo>
          <mi mathvariant="italic">OH</mi>
          <mo stretchy="false">)</mo>
        </mrow>
        <mn>2</mn>
      </msub>
    </mrow>
    <annotation encoding="StarMath 5.0">Cu^{2+`} + щелочь rightarrow Cu(OH)_2</annotation>
  </semantics>
</math>
</file>

<file path=Object 14/content.xml><?xml version="1.0" encoding="utf-8"?>
<math xmlns="http://www.w3.org/1998/Math/MathML">
  <semantics>
    <mrow>
      <mi mathvariant="italic">Сульфиды</mi>
      <mi/>
      <mrow>
        <mo stretchy="false">(</mo>
        <msubsup>
          <mi mathvariant="italic">SO</mi>
          <mn>4</mn>
          <mrow>
            <mn>2</mn>
            <mo stretchy="false">−</mo>
            <mi/>
          </mrow>
        </msubsup>
        <mo stretchy="false">)</mo>
      </mrow>
      <mi/>
      <msup>
        <mi mathvariant="italic">Pb</mi>
        <mrow>
          <mn>2</mn>
          <mo stretchy="false">+</mo>
          <mi/>
        </mrow>
      </msup>
      <mi>,</mi>
      <mi/>
      <msup>
        <mi mathvariant="italic">Ag</mi>
        <mrow>
          <mo stretchy="false">+</mo>
          <mi/>
        </mrow>
      </msup>
      <mi>,</mi>
      <mi/>
      <msup>
        <mi mathvariant="italic">Au</mi>
        <mrow>
          <mn>2</mn>
          <mo stretchy="false">+</mo>
          <mi/>
        </mrow>
      </msup>
      <mi>,</mi>
      <mi/>
      <msup>
        <mi mathvariant="italic">Hg</mi>
        <mrow>
          <mn>2</mn>
          <mo stretchy="false">+</mo>
          <mi/>
        </mrow>
      </msup>
    </mrow>
    <annotation encoding="StarMath 5.0">Сульфиды `(SO_4 ^{2-`}) `Pb^{2+`},`Ag^{+`},`Au^{2+`},`Hg^{2+`} </annotation>
  </semantics>
</math>
</file>

<file path=Object 15/content.xml><?xml version="1.0" encoding="utf-8"?>
<math xmlns="http://www.w3.org/1998/Math/MathML">
  <semantics>
    <mrow>
      <mrow>
        <msup>
          <mi mathvariant="italic">Ag</mi>
          <mrow>
            <mo stretchy="false">+</mo>
            <mi/>
          </mrow>
        </msup>
        <mo stretchy="false">+</mo>
        <mi mathvariant="italic">HCl</mi>
      </mrow>
      <mo stretchy="false">→</mo>
      <mi mathvariant="italic">AgCl</mi>
      <mo stretchy="false">↓</mo>
    </mrow>
    <annotation encoding="StarMath 5.0">Ag^{+`}+HCl rightarrow AgCl downarrow </annotation>
  </semantics>
</math>
</file>

<file path=Object 16/content.xml><?xml version="1.0" encoding="utf-8"?>
<math xmlns="http://www.w3.org/1998/Math/MathML">
  <semantics>
    <mrow>
      <mrow>
        <msup>
          <mi mathvariant="italic">Ba</mi>
          <mrow>
            <mn>2</mn>
            <mo stretchy="false">+</mo>
            <mi/>
          </mrow>
        </msup>
        <mo stretchy="false">+</mo>
        <msub>
          <mi>H</mi>
          <mn>2</mn>
        </msub>
      </mrow>
      <msub>
        <mi mathvariant="italic">SO</mi>
        <mn>4</mn>
      </msub>
      <mo stretchy="false">→</mo>
      <msub>
        <mi mathvariant="italic">BaSO</mi>
        <mn>4</mn>
      </msub>
      <mo stretchy="false">↓</mo>
    </mrow>
    <annotation encoding="StarMath 5.0">Ba^{2+`}+H_2 SO_4 rightarrow BaSO_4 downarrow </annotation>
  </semantics>
</math>
</file>

<file path=Object 17/content.xml><?xml version="1.0" encoding="utf-8"?>
<math xmlns="http://www.w3.org/1998/Math/MathML">
  <semantics>
    <msup>
      <mi mathvariant="italic">OH</mi>
      <mrow>
        <mo stretchy="false">−</mo>
        <mi/>
      </mrow>
    </msup>
    <annotation encoding="StarMath 5.0">OH^{-`}</annotation>
  </semantics>
</math>
</file>

<file path=Object 18/content.xml><?xml version="1.0" encoding="utf-8"?>
<math xmlns="http://www.w3.org/1998/Math/MathML">
  <semantics>
    <msup>
      <mi mathvariant="italic">Cl</mi>
      <mrow>
        <mo stretchy="false">−</mo>
        <mi/>
      </mrow>
    </msup>
    <annotation encoding="StarMath 5.0">Cl^{-`}</annotation>
  </semantics>
</math>
</file>

<file path=Object 19/content.xml><?xml version="1.0" encoding="utf-8"?>
<math xmlns="http://www.w3.org/1998/Math/MathML">
  <semantics>
    <mrow>
      <mi mathvariant="italic">AgCl</mi>
      <mo stretchy="false">↓</mo>
    </mrow>
    <annotation encoding="StarMath 5.0">AgCl downarrow </annotation>
  </semantics>
</math>
</file>

<file path=Object 2/content.xml><?xml version="1.0" encoding="utf-8"?>
<math xmlns="http://www.w3.org/1998/Math/MathML">
  <semantics>
    <msup>
      <mi>K</mi>
      <mrow>
        <mo stretchy="false">+</mo>
        <mi/>
      </mrow>
    </msup>
    <annotation encoding="StarMath 5.0">K^+`</annotation>
  </semantics>
</math>
</file>

<file path=Object 20/content.xml><?xml version="1.0" encoding="utf-8"?>
<math xmlns="http://www.w3.org/1998/Math/MathML">
  <semantics>
    <mrow>
      <mi mathvariant="italic">AgI</mi>
      <mo stretchy="false">↓</mo>
    </mrow>
    <annotation encoding="StarMath 5.0">AgI downarrow </annotation>
  </semantics>
</math>
</file>

<file path=Object 21/content.xml><?xml version="1.0" encoding="utf-8"?>
<math xmlns="http://www.w3.org/1998/Math/MathML">
  <semantics>
    <mrow>
      <mi mathvariant="italic">AgBr</mi>
      <mo stretchy="false">↓</mo>
    </mrow>
    <annotation encoding="StarMath 5.0">AgBr downarrow </annotation>
  </semantics>
</math>
</file>

<file path=Object 22/content.xml><?xml version="1.0" encoding="utf-8"?>
<math xmlns="http://www.w3.org/1998/Math/MathML">
  <semantics>
    <msup>
      <mi>S</mi>
      <mrow>
        <mn>2</mn>
        <mo stretchy="false">−</mo>
        <mi/>
      </mrow>
    </msup>
    <annotation encoding="StarMath 5.0">S^{2-`}</annotation>
  </semantics>
</math>
</file>

<file path=Object 23/content.xml><?xml version="1.0" encoding="utf-8"?>
<math xmlns="http://www.w3.org/1998/Math/MathML">
  <semantics>
    <mrow>
      <msub>
        <mi>H</mi>
        <mn>2</mn>
      </msub>
      <mi>S</mi>
    </mrow>
    <annotation encoding="StarMath 5.0">H_2 S</annotation>
  </semantics>
</math>
</file>

<file path=Object 24/content.xml><?xml version="1.0" encoding="utf-8"?>
<math xmlns="http://www.w3.org/1998/Math/MathML">
  <semantics>
    <mfenced open="{" close="}">
      <mtable>
        <mtr>
          <mtd>
            <mrow>
              <msub>
                <mi mathvariant="italic">Ag</mi>
                <mn>2</mn>
              </msub>
              <mi>S</mi>
            </mrow>
          </mtd>
        </mtr>
        <mtr>
          <mtd>
            <mi mathvariant="italic">HgS</mi>
          </mtd>
        </mtr>
        <mtr>
          <mtd>
            <mi mathvariant="italic">CaS</mi>
          </mtd>
        </mtr>
      </mtable>
    </mfenced>
    <annotation encoding="StarMath 5.0"> left lbrace 
  stack{{Ag_2 S }  #{HgS}# {CaS}} right rbrace  
   
   </annotation>
  </semantics>
</math>
</file>

<file path=Object 25/content.xml><?xml version="1.0" encoding="utf-8"?>
<math xmlns="http://www.w3.org/1998/Math/MathML">
  <semantics>
    <msubsup>
      <mi mathvariant="italic">SO</mi>
      <mn>3</mn>
      <mrow>
        <mn>2</mn>
        <mo stretchy="false">−</mo>
        <mi/>
      </mrow>
    </msubsup>
    <annotation encoding="StarMath 5.0">SO_3^{2-`}</annotation>
  </semantics>
</math>
</file>

<file path=Object 26/content.xml><?xml version="1.0" encoding="utf-8"?>
<math xmlns="http://www.w3.org/1998/Math/MathML">
  <semantics>
    <msub>
      <mi mathvariant="italic">SO</mi>
      <mn>3</mn>
    </msub>
    <annotation encoding="StarMath 5.0">SO_3</annotation>
  </semantics>
</math>
</file>

<file path=Object 27/content.xml><?xml version="1.0" encoding="utf-8"?>
<math xmlns="http://www.w3.org/1998/Math/MathML">
  <semantics>
    <msub>
      <mi mathvariant="italic">SO</mi>
      <mn>2</mn>
    </msub>
    <annotation encoding="StarMath 5.0">SO_2</annotation>
  </semantics>
</math>
</file>

<file path=Object 28/content.xml><?xml version="1.0" encoding="utf-8"?>
<math xmlns="http://www.w3.org/1998/Math/MathML">
  <semantics>
    <mrow>
      <msubsup>
        <mi mathvariant="italic">SO</mi>
        <mn>4</mn>
        <mrow>
          <mn>2</mn>
          <mo stretchy="false">−</mo>
          <mi/>
        </mrow>
      </msubsup>
      <mi/>
      <msub>
        <mi mathvariant="italic">BaSO</mi>
        <mn>4</mn>
      </msub>
    </mrow>
    <annotation encoding="StarMath 5.0">SO_4^{2-`}~~~BaSO_4</annotation>
  </semantics>
</math>
</file>

<file path=Object 29/content.xml><?xml version="1.0" encoding="utf-8"?>
<math xmlns="http://www.w3.org/1998/Math/MathML">
  <semantics>
    <msubsup>
      <mi mathvariant="italic">NO</mi>
      <mn>3</mn>
      <mrow>
        <mo stretchy="false">−</mo>
        <mi/>
      </mrow>
    </msubsup>
    <annotation encoding="StarMath 5.0">NO_3^{-`}</annotation>
  </semantics>
</math>
</file>

<file path=Object 3/content.xml><?xml version="1.0" encoding="utf-8"?>
<math xmlns="http://www.w3.org/1998/Math/MathML">
  <semantics>
    <msup>
      <mi mathvariant="italic">Li</mi>
      <mrow>
        <mo stretchy="false">+</mo>
        <mi/>
      </mrow>
    </msup>
    <annotation encoding="StarMath 5.0">Li^+`</annotation>
  </semantics>
</math>
</file>

<file path=Object 30/content.xml><?xml version="1.0" encoding="utf-8"?>
<math xmlns="http://www.w3.org/1998/Math/MathML">
  <semantics>
    <mi mathvariant="italic">Cu</mi>
    <annotation encoding="StarMath 5.0">Cu</annotation>
  </semantics>
</math>
</file>

<file path=Object 31/content.xml><?xml version="1.0" encoding="utf-8"?>
<math xmlns="http://www.w3.org/1998/Math/MathML">
  <semantics>
    <msub>
      <mi mathvariant="italic">HNO</mi>
      <mn>3</mn>
    </msub>
    <annotation encoding="StarMath 5.0"> HNO_3</annotation>
  </semantics>
</math>
</file>

<file path=Object 32/content.xml><?xml version="1.0" encoding="utf-8"?>
<math xmlns="http://www.w3.org/1998/Math/MathML">
  <semantics>
    <msub>
      <mi mathvariant="italic">NO</mi>
      <mn>2</mn>
    </msub>
    <annotation encoding="StarMath 5.0">NO_2</annotation>
  </semantics>
</math>
</file>

<file path=Object 33/content.xml><?xml version="1.0" encoding="utf-8"?>
<math xmlns="http://www.w3.org/1998/Math/MathML">
  <semantics>
    <msubsup>
      <mi mathvariant="italic">PO</mi>
      <mn>4</mn>
      <mrow>
        <mn>3</mn>
        <mo stretchy="false">−</mo>
        <mi/>
      </mrow>
    </msubsup>
    <annotation encoding="StarMath 5.0">PO_4^{3-`}</annotation>
  </semantics>
</math>
</file>

<file path=Object 34/content.xml><?xml version="1.0" encoding="utf-8"?>
<math xmlns="http://www.w3.org/1998/Math/MathML">
  <semantics>
    <mrow>
      <msub>
        <mi mathvariant="italic">Ag</mi>
        <mn>3</mn>
      </msub>
      <msub>
        <mi mathvariant="italic">PO</mi>
        <mn>4</mn>
      </msub>
    </mrow>
    <annotation encoding="StarMath 5.0">Ag_3 PO_4</annotation>
  </semantics>
</math>
</file>

<file path=Object 35/content.xml><?xml version="1.0" encoding="utf-8"?>
<math xmlns="http://www.w3.org/1998/Math/MathML">
  <semantics>
    <mrow>
      <msub>
        <mi mathvariant="italic">Сa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Сa_3 (PO_4)_2</annotation>
  </semantics>
</math>
</file>

<file path=Object 36/content.xml><?xml version="1.0" encoding="utf-8"?>
<math xmlns="http://www.w3.org/1998/Math/MathML">
  <semantics>
    <mrow>
      <msub>
        <mi mathvariant="italic">Ba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Ba_3 (PO_4)_2</annotation>
  </semantics>
</math>
</file>

<file path=Object 37/content.xml><?xml version="1.0" encoding="utf-8"?>
<math xmlns="http://www.w3.org/1998/Math/MathML">
  <semantics>
    <msubsup>
      <mi mathvariant="italic">CO</mi>
      <mn>3</mn>
      <mrow>
        <mn>2</mn>
        <mo stretchy="false">−</mo>
        <mi/>
      </mrow>
    </msubsup>
    <annotation encoding="StarMath 5.0">CO_3^{2-`}</annotation>
  </semantics>
</math>
</file>

<file path=Object 38/content.xml><?xml version="1.0" encoding="utf-8"?>
<math xmlns="http://www.w3.org/1998/Math/MathML">
  <semantics>
    <msub>
      <mi mathvariant="italic">CO</mi>
      <mn>2</mn>
    </msub>
    <annotation encoding="StarMath 5.0">CO_2</annotation>
  </semantics>
</math>
</file>

<file path=Object 39/content.xml><?xml version="1.0" encoding="utf-8"?>
<math xmlns="http://www.w3.org/1998/Math/MathML">
  <semantics>
    <msubsup>
      <mi mathvariant="italic">SiO</mi>
      <mn>3</mn>
      <mrow>
        <mn>2</mn>
        <mo stretchy="false">−</mo>
        <mi/>
      </mrow>
    </msubsup>
    <annotation encoding="StarMath 5.0">SiO_3^{2-`}</annotation>
  </semantics>
</math>
</file>

<file path=Object 4/content.xml><?xml version="1.0" encoding="utf-8"?>
<math xmlns="http://www.w3.org/1998/Math/MathML">
  <semantics>
    <msup>
      <mi mathvariant="italic">Rb</mi>
      <mrow>
        <mo stretchy="false">+</mo>
        <mi/>
      </mrow>
    </msup>
    <annotation encoding="StarMath 5.0">Rb^+`</annotation>
  </semantics>
</math>
</file>

<file path=Object 40/content.xml><?xml version="1.0" encoding="utf-8"?>
<math xmlns="http://www.w3.org/1998/Math/MathML">
  <semantics>
    <mrow>
      <msub>
        <mi>H</mi>
        <mn>2</mn>
      </msub>
      <msub>
        <mi mathvariant="italic">SiO</mi>
        <mn>3</mn>
      </msub>
    </mrow>
    <annotation encoding="StarMath 5.0">H_2 SiO_3</annotation>
  </semantics>
</math>
</file>

<file path=Object 41/content.xml><?xml version="1.0" encoding="utf-8"?>
<math xmlns="http://www.w3.org/1998/Math/MathML">
  <semantics>
    <msup>
      <mi>H</mi>
      <mrow>
        <mo stretchy="false">+</mo>
        <mi/>
      </mrow>
    </msup>
    <annotation encoding="StarMath 5.0">H^+`</annotation>
  </semantics>
</math>
</file>

<file path=Object 42/content.xml><?xml version="1.0" encoding="utf-8"?>
<math xmlns="http://www.w3.org/1998/Math/MathML">
  <semantics>
    <mrow>
      <msub>
        <mi mathvariant="italic">Cu</mi>
        <mn>2</mn>
      </msub>
      <mi>O</mi>
    </mrow>
    <annotation encoding="StarMath 5.0">Cu_2 O</annotation>
  </semantics>
</math>
</file>

<file path=Object 43/content.xml><?xml version="1.0" encoding="utf-8"?>
<math xmlns="http://www.w3.org/1998/Math/MathML">
  <semantics>
    <mrow>
      <mi mathvariant="italic">Cu</mi>
      <mi>O</mi>
    </mrow>
    <annotation encoding="StarMath 5.0">Cu O</annotation>
  </semantics>
</math>
</file>

<file path=Object 44/content.xml><?xml version="1.0" encoding="utf-8"?>
<math xmlns="http://www.w3.org/1998/Math/MathML">
  <semantics>
    <mrow>
      <mi mathvariant="italic">Mn</mi>
      <msub>
        <mi>O</mi>
        <mn>2</mn>
      </msub>
    </mrow>
    <annotation encoding="StarMath 5.0">Mn O_2</annotation>
  </semantics>
</math>
</file>

<file path=Object 45/content.xml><?xml version="1.0" encoding="utf-8"?>
<math xmlns="http://www.w3.org/1998/Math/MathML">
  <semantics>
    <mrow>
      <msub>
        <mi mathvariant="italic">Ag</mi>
        <mn>3</mn>
      </msub>
      <msub>
        <mi mathvariant="italic">PO</mi>
        <mn>4</mn>
      </msub>
    </mrow>
    <annotation encoding="StarMath 5.0">Ag_3 PO_4 </annotation>
  </semantics>
</math>
</file>

<file path=Object 46/content.xml><?xml version="1.0" encoding="utf-8"?>
<math xmlns="http://www.w3.org/1998/Math/MathML">
  <semantics>
    <mrow>
      <mi mathvariant="italic">Pb</mi>
      <mi>S</mi>
    </mrow>
    <annotation encoding="StarMath 5.0">Pb S</annotation>
  </semantics>
</math>
</file>

<file path=Object 47/content.xml><?xml version="1.0" encoding="utf-8"?>
<math xmlns="http://www.w3.org/1998/Math/MathML">
  <semantics>
    <msubsup>
      <mi mathvariant="italic">CrO</mi>
      <mn>4</mn>
      <mrow>
        <mn>2</mn>
        <mo stretchy="false">−</mo>
        <mi/>
      </mrow>
    </msubsup>
    <annotation encoding="StarMath 5.0">CrO_4 ^{2-`}</annotation>
  </semantics>
</math>
</file>

<file path=Object 48/content.xml><?xml version="1.0" encoding="utf-8"?>
<math xmlns="http://www.w3.org/1998/Math/MathML">
  <semantics>
    <mrow>
      <msub>
        <mi mathvariant="italic">Cr</mi>
        <mn>2</mn>
      </msub>
      <msubsup>
        <mi>O</mi>
        <mn>7</mn>
        <mrow>
          <mn>2</mn>
          <mo stretchy="false">−</mo>
          <mi/>
        </mrow>
      </msubsup>
    </mrow>
    <annotation encoding="StarMath 5.0">Cr_2 O_7 ^{2-`}</annotation>
  </semantics>
</math>
</file>

<file path=Object 49/content.xml><?xml version="1.0" encoding="utf-8"?>
<math xmlns="http://www.w3.org/1998/Math/MathML">
  <semantics>
    <mrow>
      <msub>
        <mi mathvariant="italic">Ca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Ca_3 (PO_4 )_2</annotation>
  </semantics>
</math>
</file>

<file path=Object 5/content.xml><?xml version="1.0" encoding="utf-8"?>
<math xmlns="http://www.w3.org/1998/Math/MathML">
  <semantics>
    <msup>
      <mi mathvariant="italic">Ca</mi>
      <mrow>
        <mn>2</mn>
        <mo stretchy="false">+</mo>
        <mi/>
      </mrow>
    </msup>
    <annotation encoding="StarMath 5.0">Ca^{2+`}</annotation>
  </semantics>
</math>
</file>

<file path=Object 50/content.xml><?xml version="1.0" encoding="utf-8"?>
<math xmlns="http://www.w3.org/1998/Math/MathML">
  <semantics>
    <mrow>
      <msub>
        <mi mathvariant="italic">Mg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Mg_3(PO_4)_2</annotation>
  </semantics>
</math>
</file>

<file path=Object 51/content.xml><?xml version="1.0" encoding="utf-8"?>
<math xmlns="http://www.w3.org/1998/Math/MathML">
  <semantics>
    <mrow>
      <msub>
        <mi mathvariant="italic">Сa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Сa_3 (PO_4)_2</annotation>
  </semantics>
</math>
</file>

<file path=Object 52/content.xml><?xml version="1.0" encoding="utf-8"?>
<math xmlns="http://www.w3.org/1998/Math/MathML">
  <semantics>
    <mrow>
      <msub>
        <mi mathvariant="italic">Ba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Ba_3 (PO_4)_2</annotation>
  </semantics>
</math>
</file>

<file path=Object 53/content.xml><?xml version="1.0" encoding="utf-8"?>
<math xmlns="http://www.w3.org/1998/Math/MathML">
  <semantics>
    <mi mathvariant="italic">AgCl</mi>
    <annotation encoding="StarMath 5.0"> AgCl </annotation>
  </semantics>
</math>
</file>

<file path=Object 54/content.xml><?xml version="1.0" encoding="utf-8"?>
<math xmlns="http://www.w3.org/1998/Math/MathML">
  <semantics>
    <msub>
      <mi mathvariant="italic">BaSO</mi>
      <mn>4</mn>
    </msub>
    <annotation encoding="StarMath 5.0">BaSO_4</annotation>
  </semantics>
</math>
</file>

<file path=Object 55/content.xml><?xml version="1.0" encoding="utf-8"?>
<math xmlns="http://www.w3.org/1998/Math/MathML">
  <semantics>
    <mrow>
      <msub>
        <mi>H</mi>
        <mn>2</mn>
      </msub>
      <msub>
        <mi mathvariant="italic">SiO</mi>
        <mn>3</mn>
      </msub>
    </mrow>
    <annotation encoding="StarMath 5.0">H_2 SiO_3</annotation>
  </semantics>
</math>
</file>

<file path=Object 56/content.xml><?xml version="1.0" encoding="utf-8"?>
<math xmlns="http://www.w3.org/1998/Math/MathML">
  <semantics>
    <mrow>
      <mi mathvariant="italic">Pb</mi>
      <msub>
        <mi mathvariant="italic">SO</mi>
        <mn>4,</mn>
      </msub>
      <msub>
        <mi mathvariant="italic">Ag</mi>
        <mn>2</mn>
      </msub>
      <msub>
        <mi mathvariant="italic">SO</mi>
        <mn>4,</mn>
      </msub>
      <msub>
        <mi mathvariant="italic">AuSO</mi>
        <mn>4,</mn>
      </msub>
      <msub>
        <mi mathvariant="italic">HgSO</mi>
        <mn>4</mn>
      </msub>
    </mrow>
    <annotation encoding="StarMath 5.0">Pb SO_4,Ag_2 SO_4,AuSO_4,HgSO_4 </annotation>
  </semantics>
</math>
</file>

<file path=Object 57/content.xml><?xml version="1.0" encoding="utf-8"?>
<math xmlns="http://www.w3.org/1998/Math/MathML">
  <semantics>
    <mrow>
      <msub>
        <mi mathvariant="italic">Ag</mi>
        <mn>2</mn>
      </msub>
      <mi>S</mi>
      <mi>,</mi>
      <mi mathvariant="italic">HgS</mi>
      <mi>,</mi>
      <mi mathvariant="italic">CaS</mi>
    </mrow>
    <annotation encoding="StarMath 5.0">Ag_2 S ,HgS ,CaS  
   
   </annotation>
  </semantics>
</math>
</file>

<file path=Object 58/content.xml><?xml version="1.0" encoding="utf-8"?>
<math xmlns="http://www.w3.org/1998/Math/MathML">
  <semantics>
    <mrow>
      <msub>
        <mi mathvariant="italic">Ag</mi>
        <mn>3</mn>
      </msub>
      <msub>
        <mi mathvariant="italic">PO</mi>
        <mn>4</mn>
      </msub>
    </mrow>
    <annotation encoding="StarMath 5.0">Ag_3 PO_4 </annotation>
  </semantics>
</math>
</file>

<file path=Object 59/content.xml><?xml version="1.0" encoding="utf-8"?>
<math xmlns="http://www.w3.org/1998/Math/MathML">
  <semantics>
    <mrow>
      <mi mathvariant="italic">Pb</mi>
      <mi>S</mi>
    </mrow>
    <annotation encoding="StarMath 5.0">Pb S</annotation>
  </semantics>
</math>
</file>

<file path=Object 6/content.xml><?xml version="1.0" encoding="utf-8"?>
<math xmlns="http://www.w3.org/1998/Math/MathML">
  <semantics>
    <msup>
      <mi mathvariant="italic">Cu</mi>
      <mrow>
        <mn>2</mn>
        <mo stretchy="false">+</mo>
        <mi/>
      </mrow>
    </msup>
    <annotation encoding="StarMath 5.0">Cu^{2+`}</annotation>
  </semantics>
</math>
</file>

<file path=Object 60/content.xml><?xml version="1.0" encoding="utf-8"?>
<math xmlns="http://www.w3.org/1998/Math/MathML">
  <semantics>
    <mi mathvariant="italic">AgI</mi>
    <annotation encoding="StarMath 5.0">AgI </annotation>
  </semantics>
</math>
</file>

<file path=Object 61/content.xml><?xml version="1.0" encoding="utf-8"?>
<math xmlns="http://www.w3.org/1998/Math/MathML">
  <semantics>
    <mrow>
      <msub>
        <mi mathvariant="italic">Ag</mi>
        <mn>3</mn>
      </msub>
      <msub>
        <mi mathvariant="italic">PO</mi>
        <mn>4</mn>
      </msub>
    </mrow>
    <annotation encoding="StarMath 5.0">Ag_3 PO_4</annotation>
  </semantics>
</math>
</file>

<file path=Object 62/content.xml><?xml version="1.0" encoding="utf-8"?>
<math xmlns="http://www.w3.org/1998/Math/MathML">
  <semantics>
    <msubsup>
      <mi mathvariant="italic">CrO</mi>
      <mn>4</mn>
      <mrow>
        <mn>2</mn>
        <mo stretchy="false">−</mo>
        <mi/>
      </mrow>
    </msubsup>
    <annotation encoding="StarMath 5.0">CrO_4 ^{2-`}</annotation>
  </semantics>
</math>
</file>

<file path=Object 7/content.xml><?xml version="1.0" encoding="utf-8"?>
<math xmlns="http://www.w3.org/1998/Math/MathML">
  <semantics>
    <mrow>
      <msup>
        <mi mathvariant="italic">Ca</mi>
        <mrow>
          <mn>2</mn>
          <mo stretchy="false">+</mo>
          <mi/>
        </mrow>
      </msup>
      <mo stretchy="false">+</mo>
      <msubsup>
        <mi mathvariant="italic">PO</mi>
        <mn>4</mn>
        <mrow>
          <mn>3</mn>
          <mo stretchy="false">−</mo>
          <mi/>
        </mrow>
      </msubsup>
    </mrow>
    <annotation encoding="StarMath 5.0">Ca^{2+`} +PO_4 ^{3-`}</annotation>
  </semantics>
</math>
</file>

<file path=Object 8/content.xml><?xml version="1.0" encoding="utf-8"?>
<math xmlns="http://www.w3.org/1998/Math/MathML">
  <semantics>
    <mrow>
      <msup>
        <mi mathvariant="italic">Mg</mi>
        <mrow>
          <mn>2</mn>
          <mo stretchy="false">+</mo>
          <mi/>
        </mrow>
      </msup>
      <mo stretchy="false">+</mo>
      <msubsup>
        <mi mathvariant="italic">PO</mi>
        <mn>4</mn>
        <mrow>
          <mn>3</mn>
          <mo stretchy="false">−</mo>
          <mi/>
        </mrow>
      </msubsup>
    </mrow>
    <annotation encoding="StarMath 5.0">Mg^{2+`}+PO_4 ^{3-`}</annotation>
  </semantics>
</math>
</file>

<file path=Object 9/content.xml><?xml version="1.0" encoding="utf-8"?>
<math xmlns="http://www.w3.org/1998/Math/MathML">
  <semantics>
    <mrow>
      <msub>
        <mi mathvariant="italic">Co</mi>
        <mn>3</mn>
      </msub>
      <msub>
        <mrow>
          <mo stretchy="false">(</mo>
          <msub>
            <mi mathvariant="italic">PO</mi>
            <mn>4</mn>
          </msub>
          <mo stretchy="false">)</mo>
        </mrow>
        <mn>2</mn>
      </msub>
    </mrow>
    <annotation encoding="StarMath 5.0">Co_3 (PO_4)_2 </annotation>
  </semantics>
</math>
</file>